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83cm" fo:min-width="4.58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00008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7.35cm" svg:y="11.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8cm" svg:y1="11.16cm" svg:x2="9.88cm" svg:y2="16.24cm">
          <text:p/>
        </draw:line>
        <draw:line draw:style-name="gr2" draw:text-style-name="P1" draw:layer="layout" svg:x1="12.412cm" svg:y1="13.708cm" svg:x2="7.332cm" svg:y2="13.708cm">
          <text:p/>
        </draw:line>
        <draw:line draw:style-name="gr2" draw:text-style-name="P1" draw:layer="layout" svg:x1="11.17cm" svg:y1="11.16cm" svg:x2="11.17cm" svg:y2="13.7cm">
          <text:p/>
        </draw:line>
        <draw:line draw:style-name="gr2" draw:text-style-name="P1" draw:layer="layout" svg:x1="9.902cm" svg:y1="12.432cm" svg:x2="12.442cm" svg:y2="12.432cm">
          <text:p/>
        </draw:line>
        <draw:frame draw:style-name="gr3" draw:layer="layout" svg:width="0.77cm" svg:height="0.962cm" svg:x="8.285cm" svg:y="14.489cm">
          <draw:text-box>
            <text:p>1</text:p>
          </draw:text-box>
        </draw:frame>
        <draw:frame draw:style-name="gr4" draw:layer="layout" svg:width="0.889cm" svg:height="0.962cm" svg:x="8.212cm" svg:y="11.949cm">
          <draw:text-box>
            <text:p>2</text:p>
          </draw:text-box>
        </draw:frame>
        <draw:frame draw:style-name="gr5" draw:layer="layout" svg:width="0.889cm" svg:height="1.016cm" svg:x="10.652cm" svg:y="14.489cm">
          <draw:text-box>
            <text:p>3</text:p>
          </draw:text-box>
        </draw:frame>
        <draw:frame draw:style-name="gr4" draw:layer="layout" svg:width="0.762cm" svg:height="0.962cm" svg:x="10.044cm" svg:y="12.711cm">
          <draw:text-box>
            <text:p>4</text:p>
          </draw:text-box>
        </draw:frame>
        <draw:frame draw:style-name="gr6" draw:layer="layout" svg:width="0.635cm" svg:height="0.962cm" svg:x="10.044cm" svg:y="11.368cm">
          <draw:text-box>
            <text:p>5</text:p>
          </draw:text-box>
        </draw:frame>
        <draw:frame draw:style-name="gr6" draw:layer="layout" svg:width="0.508cm" svg:height="0.962cm" svg:x="11.368cm" svg:y="12.711cm">
          <draw:text-box>
            <text:p>6</text:p>
          </draw:text-box>
        </draw:frame>
        <draw:frame draw:style-name="gr7" draw:layer="layout" svg:width="0.508cm" svg:height="0.962cm" svg:x="11.341cm" svg:y="11.368cm">
          <draw:text-box>
            <text:p>7</text:p>
          </draw:text-box>
        </draw:frame>
        <draw:line draw:style-name="gr8" draw:text-style-name="P1" draw:layer="layout" svg:x1="6.11cm" svg:y1="17.48cm" svg:x2="7.38cm" svg:y2="16.21cm">
          <text:p/>
        </draw:line>
        <draw:line draw:style-name="gr9" draw:text-style-name="P1" draw:layer="layout" svg:x1="13.7cm" svg:y1="9.89cm" svg:x2="12.43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3:43:45.406624763</meta:creation-date>
    <dc:date>2014-12-15T14:21:05.908581147</dc:date>
    <meta:editing-duration>PT37M22S</meta:editing-duration>
    <meta:editing-cycles>4</meta:editing-cycles>
    <meta:generator>LibreOffice/4.3.3.2$Linux_X86_64 LibreOffice_project/430m0$Build-2</meta:generator>
    <meta:document-statistic meta:object-count="14"/>
  </office:meta>
</office:document-meta>
</file>